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, 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he Rechtsqualität besitzt eine Domain?</text:p>
      <text:p text:style-name="P1"/>
      <text:p text:style-name="P1">Literatur: <text:a xlink:type="simple" xlink:href="https://ezproxy.bib.fh-muenchen.de:2095/InfoGuideClient.fhmsis/singleHit.do?methodToCall=showHit&amp;curPos=5&amp;identifier=-1_FT_1303799642" text:style-name="Internet_20_link" text:visited-style-name="Visited_20_Internet_20_Link">https://ezproxy.bib.fh-muenchen.de:2095/InfoGuideClient.fhmsis/singleHit.do?methodToCall=showHit&amp;curPos=5&amp;identifier=-1_FT_1303799642</text:a></text:p>
      <text:p text:style-name="P1"/>
      <text:p text:style-name="P1"><text:a xlink:type="simple" xlink:href="https://ezproxy.bib.fh-muenchen.de:2095/InfoGuideClient.fhmsis/singleHit.do?methodToCall=showHit&amp;curPos=7&amp;identifier=-1_FT_1303799642" text:style-name="Internet_20_link" text:visited-style-name="Visited_20_Internet_20_Link">https://ezproxy.bib.fh-muenchen.de:2095/InfoGuideClient.fhmsis/singleHit.do?methodToCall=showHit&amp;curPos=7&amp;identifier=-1_FT_1303799642</text:a></text:p>
      <text:p text:style-name="P1"/>
      <text:p text:style-name="P1"><text:a xlink:type="simple" xlink:href="https://ezproxy.bib.fh-muenchen.de:2095/InfoGuideClient.fhmsis/singleHit.do?methodToCall=showHit&amp;curPos=2&amp;identifier=-1_FT_151820067" text:style-name="Internet_20_link" text:visited-style-name="Visited_20_Internet_20_Link">https://ezproxy.bib.fh-muenchen.de:2095/InfoGuideClient.fhmsis/singleHit.do?methodToCall=showHit&amp;curPos=2&amp;identifier=-1_FT_151820067</text:a></text:p>
      <text:p text:style-name="P1"/>
      <text:p text:style-name="P1"><text:a xlink:type="simple" xlink:href="https://ezproxy.bib.fh-muenchen.de:2095/InfoGuideClient.fhmsis/singleHit.do?methodToCall=showHit&amp;curPos=6&amp;identifier=-1_FT_151820067" text:style-name="Internet_20_link" text:visited-style-name="Visited_20_Internet_20_Link">https://ezproxy.bib.fh-muenchen.de:2095/InfoGuideClient.fhmsis/singleHit.do?methodToCall=showHit&amp;curPos=6&amp;identifier=-1_FT_151820067</text:a></text:p>
      <text:p text:style-name="P1"/>
      <text:p text:style-name="P1">Interessant: http://www.ipwiki.de/internetrecht:domainrecht</text:p>
      <text:p text:style-name="P1"/>
      <text:p text:style-name="P1">Fragen klären: Was ist Rechtsqualität?</text:p>
      <text:p text:style-name="P1"><text:span text:style-name="T1">für den Anwendungsbereich der Verweisungsnorm kraft deren Gesetzbefehls gilt und deren Rechtscharakter annimmt</text:span> </text:p>
      <text:p text:style-name="P1"/>
      <text:p text:style-name="P1">Welche Rechte kann der Inhaber einer Domain daraus ableite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, 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6T15:21:40.73</meta:creation-date>
    <dc:date>2015-10-26T16:25:07.30</dc:date>
    <meta:editing-duration>PT1H3M2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9" meta:word-count="39" meta:character-count="851"/>
  </office:meta>
</office:document-meta>
</file>